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82in" fo:margin-left="-0.4229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4.2507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66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5160a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a5191" officeooo:paragraph-rsid="001a5191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cb4f3" officeooo:paragraph-rsid="001cb4f3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ece8f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0ed9" officeooo:paragraph-rsid="00210ed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7" style:family="paragraph" style:parent-style-name="Standard">
      <style:text-properties officeooo:paragraph-rsid="0015160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5d08" officeooo:paragraph-rsid="00215d08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15160a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15160a" officeooo:paragraph-rsid="0015160a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1ac95d" officeooo:paragraph-rsid="001ac95d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1" style:family="text">
      <style:text-properties officeooo:rsid="001d2999"/>
    </style:style>
    <style:style style:name="T2" style:family="text">
      <style:text-properties officeooo:rsid="001f8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Domain Class</text:p>
          </table:table-cell>
          <table:table-cell table:style-name="Table1.A1" office:value-type="string">
            <text:p text:style-name="P8">CRUD</text:p>
          </table:table-cell>
          <table:table-cell table:style-name="Table1.A1" office:value-type="string">
            <text:p text:style-name="P8">Verified Use case</text:p>
          </table:table-cell>
        </table:table-row>
        <table:table-row table:style-name="Table1.2">
          <table:table-cell table:style-name="Table1.A2" table:number-rows-spanned="4" office:value-type="string">
            <text:p text:style-name="P10">Customer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4">Create accoun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4">View profil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office:value-type="string">
            <text:p text:style-name="P4">Update profile detail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table-cell table:style-name="Table1.A2" office:value-type="string">
            <text:p text:style-name="P4">Deactivate account</text:p>
          </table:table-cell>
        </table:table-row>
        <table:table-row table:style-name="Table1.2">
          <table:table-cell table:style-name="Table1.A2" table:number-rows-spanned="4" office:value-type="string">
            <text:p text:style-name="P11">Cart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5">Create accoun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5">View <text:span text:style-name="T2">cart</text:span>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office:value-type="string">
            <text:p text:style-name="P2">Add <text:span text:style-name="T1">product </text:span>to car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table-cell table:style-name="Table1.A2" office:value-type="string">
            <text:p text:style-name="P5">Deactivate account</text:p>
          </table:table-cell>
        </table:table-row>
        <table:table-row table:style-name="Table1.2">
          <table:table-cell table:style-name="Table1.A2" table:number-rows-spanned="4" office:value-type="string">
            <text:p text:style-name="P11">Product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6">Add produc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4">View profil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office:value-type="string">
            <text:p text:style-name="P6">View all product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table-cell table:style-name="Table1.A2" office:value-type="string">
            <text:p text:style-name="P6">Remove product</text:p>
          </table:table-cell>
        </table:table-row>
        <table:table-row table:style-name="Table1.2">
          <table:table-cell table:style-name="Table1.A2" table:number-rows-spanned="4" office:value-type="string">
            <text:p text:style-name="P11">Offer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9">Add offer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9">View all offer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office:value-type="string">
            <text:p text:style-name="P9">Update offer detail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table-cell table:style-name="Table1.A2" office:value-type="string">
            <text:p text:style-name="P9">Delete offer</text:p>
          </table:table-cell>
        </table:table-row>
        <table:table-row table:style-name="Table1.2">
          <table:table-cell table:style-name="Table1.A2" table:number-rows-spanned="4" office:value-type="string">
            <text:p text:style-name="P12">Payment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3">Checkou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3">Check payment record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table:number-rows-spanned="2" office:value-type="string">
            <text:p text:style-name="P3">Non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7:29:49.543971945</meta:creation-date>
    <dc:date>2022-11-25T10:47:19.412743368</dc:date>
    <meta:editing-duration>PT35M38S</meta:editing-duration>
    <meta:editing-cycles>8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47" meta:word-count="74" meta:character-count="443" meta:non-whitespace-character-count="416"/>
  </office:meta>
</office:document-meta>
</file>